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automatic-styles>
    <style:style style:name="P1" style:family="paragraph" style:parent-style-name="Normal" style:master-page-name="Standard">
      <style:paragraph-properties fo:text-align="justify" fo:margin-left="0cm" fo:margin-right="0cm"/>
    </style:style>
    <style:style style:name="T1_1" style:family="text"/>
    <style:style style:name="T1_2" style:family="text">
      <style:text-properties style:font-name="Courier" fo:font-size="12pt" style:font-size-asian="12pt" fo:font-weight="bold" style:font-weight-asian="bold"/>
    </style:style>
    <style:style style:name="P2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3" style:family="paragraph" style:parent-style-name="Normal">
      <style:paragraph-properties fo:text-align="justify"/>
    </style:style>
    <style:style style:name="T3_1" style:family="text">
      <style:text-properties style:font-name="Courier" fo:font-size="12pt" style:font-size-asian="12pt" fo:font-weight="bold" style:font-weight-asian="bold"/>
    </style:style>
    <style:style style:name="P4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5" style:family="paragraph" style:parent-style-name="Normal">
      <style:paragraph-properties fo:text-align="justify"/>
    </style:style>
    <style:style style:name="T5_1" style:family="text">
      <style:text-properties style:font-name="Courier" fo:font-size="12pt" style:font-size-asian="12pt" fo:font-weight="bold" style:font-weight-asian="bold"/>
    </style:style>
    <style:style style:name="P6" style:family="paragraph" style:parent-style-name="Normal">
      <style:paragraph-properties fo:text-align="justify"/>
    </style:style>
    <style:style style:name="T6_1" style:family="text">
      <style:text-properties style:font-name="Courier" fo:font-size="12pt" style:font-size-asian="12pt" fo:font-weight="bold" style:font-weight-asian="bold"/>
    </style:style>
    <style:style style:name="P7" style:family="paragraph" style:parent-style-name="Normal">
      <style:paragraph-properties fo:text-align="justify"/>
    </style:style>
    <style:style style:name="T7_1" style:family="text">
      <style:text-properties style:font-name="Courier" fo:font-size="12pt" style:font-size-asian="12pt" fo:font-weight="bold" style:font-weight-asian="bold"/>
    </style:style>
    <style:style style:name="P8" style:family="paragraph" style:parent-style-name="Normal">
      <style:paragraph-properties fo:text-align="justify"/>
      <style:text-properties style:font-name="Courier" fo:font-size="12pt" style:font-size-asian="12pt"/>
    </style:style>
    <style:style style:name="P9" style:family="paragraph" style:parent-style-name="Normal">
      <style:paragraph-properties fo:text-align="justify"/>
    </style:style>
    <style:style style:name="T9_1" style:family="text">
      <style:text-properties style:font-name="Courier" fo:font-size="12pt" style:font-size-asian="12pt" fo:font-weight="bold" style:font-weight-asian="bold"/>
    </style:style>
    <style:style style:name="T9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9_3" style:family="text">
      <style:text-properties style:font-name="Courier" fo:font-size="12pt" style:font-size-asian="12pt" fo:font-weight="bold" style:font-weight-asian="bold"/>
    </style:style>
    <style:style style:name="P10" style:family="paragraph" style:parent-style-name="Normal">
      <style:paragraph-properties fo:text-align="justify"/>
      <style:text-properties style:font-name="Courier" fo:font-size="12pt" style:font-size-asian="12pt"/>
    </style:style>
    <style:style style:name="P11" style:family="paragraph" style:parent-style-name="Normal">
      <style:paragraph-properties fo:text-align="justify"/>
    </style:style>
    <style:style style:name="T11_1" style:family="text">
      <style:text-properties style:font-name="Courier" fo:font-size="12pt" style:font-size-asian="12pt" fo:font-weight="bold" style:font-weight-asian="bold"/>
    </style:style>
    <style:style style:name="T11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1_3" style:family="text">
      <style:text-properties style:font-name="Courier" fo:font-size="12pt" style:font-size-asian="12pt" fo:font-weight="bold" style:font-weight-asian="bold"/>
    </style:style>
    <style:style style:name="P12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13" style:family="paragraph" style:parent-style-name="Normal">
      <style:paragraph-properties fo:text-align="justify"/>
    </style:style>
    <style:style style:name="T13_1" style:family="text">
      <style:text-properties style:font-name="Courier" fo:font-size="12pt" style:font-size-asian="12pt" fo:font-weight="bold" style:font-weight-asian="bold"/>
    </style:style>
    <style:style style:name="P14" style:family="paragraph" style:parent-style-name="Normal">
      <style:paragraph-properties fo:text-align="justify"/>
    </style:style>
    <style:style style:name="T14_1" style:family="text">
      <style:text-properties style:font-name="Courier" fo:font-size="12pt" style:font-size-asian="12pt" fo:font-weight="bold" style:font-weight-asian="bold"/>
    </style:style>
    <style:style style:name="P15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16" style:family="paragraph" style:parent-style-name="Normal">
      <style:paragraph-properties fo:text-align="justify"/>
    </style:style>
    <style:style style:name="T16_1" style:family="text">
      <style:text-properties style:font-name="Courier" fo:font-size="12pt" style:font-size-asian="12pt" fo:font-weight="bold" style:font-weight-asian="bold"/>
    </style:style>
    <style:style style:name="T16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6_3" style:family="text">
      <style:text-properties style:font-name="Courier" fo:font-size="12pt" style:font-size-asian="12pt" fo:font-weight="bold" style:font-weight-asian="bold"/>
    </style:style>
    <style:style style:name="T16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6_5" style:family="text">
      <style:text-properties style:font-name="Courier" fo:font-size="12pt" style:font-size-asian="12pt" fo:font-weight="bold" style:font-weight-asian="bold"/>
    </style:style>
    <style:style style:name="P17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18" style:family="paragraph" style:parent-style-name="Normal">
      <style:paragraph-properties fo:text-align="justify"/>
    </style:style>
    <style:style style:name="T18_1" style:family="text">
      <style:text-properties style:font-name="Courier" fo:font-size="12pt" style:font-size-asian="12pt" fo:font-weight="bold" style:font-weight-asian="bold"/>
    </style:style>
    <style:style style:name="T18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8_3" style:family="text">
      <style:text-properties style:font-name="Courier" fo:font-size="12pt" style:font-size-asian="12pt" fo:font-weight="bold" style:font-weight-asian="bold"/>
    </style:style>
    <style:style style:name="T18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8_5" style:family="text">
      <style:text-properties style:font-name="Courier" fo:font-size="12pt" style:font-size-asian="12pt" fo:font-weight="bold" style:font-weight-asian="bold"/>
    </style:style>
    <style:style style:name="P19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20" style:family="paragraph" style:parent-style-name="Normal">
      <style:paragraph-properties fo:text-align="justify"/>
    </style:style>
    <style:style style:name="T20_1" style:family="text">
      <style:text-properties style:font-name="Courier" fo:font-size="12pt" style:font-size-asian="12pt" fo:font-weight="bold" style:font-weight-asian="bold"/>
    </style:style>
    <style:style style:name="P21" style:family="paragraph" style:parent-style-name="Normal">
      <style:paragraph-properties fo:text-align="justify"/>
      <style:text-properties style:font-name="Courier" fo:font-size="12pt" style:font-size-asian="12pt" fo:font-weight="bold" style:font-weight-asian="bold"/>
    </style:style>
    <style:style style:name="P22" style:family="paragraph" style:parent-style-name="Normal">
      <style:paragraph-properties fo:text-align="justify"/>
    </style:style>
    <style:style style:name="T22_1" style:family="text">
      <style:text-properties style:font-name="Courier" fo:font-size="12pt" style:font-size-asian="12pt" fo:font-weight="bold" style:font-weight-asian="bold"/>
    </style:style>
    <style:style style:name="T22_2" style:family="text">
      <style:text-properties style:font-name="Courier" fo:font-size="12pt" style:font-size-asian="12pt"/>
    </style:style>
    <style:style style:name="T22_3" style:family="text">
      <style:text-properties style:font-name="Courier" fo:font-size="12pt" style:font-size-asian="12pt" fo:font-weight="bold" style:font-weight-asian="bold"/>
    </style:style>
  </office:automatic-styles>
  <office:body>
    <office:text>
      <text:p text:style-name="P1"><text:bookmark-start text:name="QuickMark 1"/><text:bookmark-end text:name="QuickMark 1"/><text:span text:style-name="T1_1"><text:sequence text:name="CHAPTER" text:formula="ooow:CHAPTER+1"/></text:span><text:span text:style-name="T1_2">FOR<text:s/>GRUMBLERS,<text:s/>THE<text:s/>BREAD<text:s/>OF<text:s/>LIFE<text:s text:c="6"/>11PentB<text:s text:c="5"/>(8/7/94)<text:s text:c="6"/>Ex.16:11-12</text:span></text:p>
      <text:p text:style-name="P2"/>
      <text:p text:style-name="P3"><text:span text:style-name="T3_1"><text:s text:c="5"/>The<text:s/>Lord<text:s/>spoke<text:s/>to<text:s/>Moses<text:s/>and<text:s/>said.<text:s/>'I<text:s/>have<text:s/>heard<text:s/>the<text:s/>complaining<text:s/>of<text:s/>the<text:s/>Israelites;<text:s/>say<text:s/>to<text:s/>them,<text:s/>"At<text:s/>twilight<text:s/>you<text:s/>shall<text:s/>eat<text:s/>meat,<text:s/>and<text:s/>in<text:s/>the<text:s/>morning<text:s/>you<text:s/>shall<text:s/>have<text:s/>your<text:s/>fill<text:s/>of<text:s/>bread,<text:s/>then<text:s/>you<text:s/>shall<text:s/>know<text:s/>that<text:s/>I<text:s/>am<text:s/>the<text:s/>Lord<text:s/>your<text:s/>God".'</text:span></text:p>
      <text:p text:style-name="P4"/>
      <text:p text:style-name="P5"><text:span text:style-name="T5_1"><text:s text:c="5"/>Dear<text:s/>friends<text:s/>in<text:s/>Christ,<text:s/>grace<text:s/>and<text:s/>peace<text:s/>from<text:s/>God<text:s/>our<text:s/>Father<text:s/>and<text:s/>our<text:s/>Lord<text:s/>Jesus<text:s/>Christ.<text:s/>Amen.</text:span></text:p>
      <text:p text:style-name="P6"><text:span text:style-name="T6_1"><text:tab/></text:span></text:p>
      <text:p text:style-name="P7"><text:span text:style-name="T7_1">The<text:s/>question,<text:s/>"What<text:s/>is<text:s/>it?"<text:s/>can<text:s/>mean<text:s/>more<text:s/>than<text:s/>curiosity.<text:s text:c="2"/>If<text:s/>someone<text:s/>calls<text:s/>us<text:s/>and<text:s/>announces<text:s/>the<text:s/>birth<text:s/>of<text:s/>their<text:s/>baby,<text:s/>our<text:s/>first<text:s/>question<text:s/>usually<text:s/>is:<text:s/>"What<text:s/>is<text:s/>it?<text:s/>A<text:s/>boy<text:s/>or<text:s/>a<text:s/>girl?",<text:s/>we<text:s/>are<text:s/>curious<text:s/>to<text:s/>know.<text:s text:c="2"/>If<text:s/>our<text:s/>offspring<text:s/>call<text:s/>long<text:s/>distance<text:s/>and<text:s/>say,<text:s/>"I<text:s/>need<text:s/>to<text:s/>talk",<text:s/>we<text:s/>say,<text:s/>"What<text:s/>is<text:s/>it?"<text:s/>as<text:s/>an<text:s/>invitation<text:s/>to<text:s/>get<text:s/>down<text:s/>to<text:s/>what<text:s/>really<text:s/>matters.<text:s text:c="2"/>On<text:s/>the<text:s/>other<text:s/>hand,<text:s/>when<text:s/>we<text:s/>sit<text:s/>a<text:s/>young<text:s/>child<text:s/>down<text:s/>and<text:s/>say<text:s/>"I<text:s/>need<text:s/>to<text:s/>talk<text:s/>to<text:s/>you",<text:s/>their<text:s/>"What<text:s/>is<text:s/>it?"<text:s/>can<text:s/>express<text:s/>a<text:s/>lot<text:s/>of<text:s/>things<text:s/>(resentment,<text:s/>fear,<text:s/>guilt).</text:span></text:p>
      <text:p text:style-name="P8"/>
      <text:p text:style-name="P9"><text:span text:style-name="T9_1">In<text:s/>the<text:s/>biblical<text:s/>story<text:s/>of<text:s/>manna<text:s/>and<text:s/>quail,<text:s/>the<text:s/>Israelites<text:s/>look<text:s/>down<text:s/>at<text:s/>this<text:s/>food<text:s/>on<text:s/>the<text:s/>ground<text:s/>and<text:s/>ask,<text:s/>"What<text:s/>is<text:s/>it?"<text:s/>I<text:s/>think<text:s/>they<text:s/>are<text:s/>asking<text:s/>it<text:s/>in<text:s/>a<text:s/>way<text:s/>that<text:s/>says,<text:s/>"Lord,<text:s/>do<text:s/>you<text:s/>expect<text:s/>us<text:s/>to<text:s/></text:span><text:span text:style-name="T9_2">actually</text:span><text:span text:style-name="T9_3"><text:s/>eat<text:s/>this<text:s/>stuff?"<text:s text:c="2"/>It's<text:s/>a<text:s/>grumbling<text:s/>question.<text:s text:c="2"/>Reading<text:s/>this<text:s/>story<text:s/>causes<text:s/>us<text:s/>to<text:s/>ask<text:s/>of<text:s/>God,<text:s/>"What<text:s/>is<text:s/>it?"<text:s text:c="2"/>What's<text:s/>the<text:s/>point?<text:s text:c="2"/>Lord,<text:s/>why<text:s/>would<text:s/>you<text:s/>bless<text:s/>these<text:s/>grumblers,<text:s/>these<text:s/>whiners<text:s/>with<text:s/>food<text:s/>in<text:s/>response<text:s/>to<text:s/>their<text:s/>moaning<text:s/>and<text:s/>groaning?<text:s text:c="2"/>We're<text:s/>curious.<text:s text:c="2"/>We're<text:s/>bewildered.<text:s text:c="2"/>We<text:s/>not<text:s/>only<text:s/>wonder<text:s/>how<text:s/>this<text:s/>food<text:s/>miraculously<text:s/>appears,<text:s/>we're<text:s/>amazed<text:s/>at<text:s/>the<text:s/>grace<text:s/>of<text:s/>God<text:s/>toward<text:s/>such<text:s/>stubborn<text:s/>people.<text:s text:c="2"/></text:span></text:p>
      <text:p text:style-name="P10"/>
      <text:p text:style-name="P11"><text:span text:style-name="T11_1">Everyone<text:s/>knows<text:s/>about<text:s/>'whiners'.<text:s text:c="2"/>Often<text:s/>in<text:s/>adolescence,<text:s/>the<text:s/>whining<text:s/>stage<text:s/>rears<text:s/>its<text:s/>ugly<text:s/>head.<text:s text:c="2"/>A<text:s/>few<text:s/>of<text:s/>us<text:s/>never<text:s/>seem<text:s/>to<text:s/>get<text:s/>beyond<text:s/>it.<text:s text:c="2"/>No<text:s/>matter<text:s/>what<text:s/>happens<text:s/>to<text:s/>whiners,<text:s/>they<text:s/>say<text:s/>"Do<text:s/>we<text:s/></text:span><text:span text:style-name="T11_2">have</text:span><text:span text:style-name="T11_3"><text:s/>to?",<text:s/>"We<text:s/>never<text:s/>did<text:s/>it<text:s/>that<text:s/>way<text:s/>before."<text:s/>or,<text:s/>"I<text:s/>liked<text:s/>the<text:s/>old<text:s/>way<text:s/>better."<text:s text:c="2"/>That's<text:s/>what<text:s/>is<text:s/>going<text:s/>on<text:s/>with<text:s/>Moses<text:s/>and<text:s/>the<text:s/>Israelites<text:s/>in<text:s/>the<text:s/>desert.<text:s text:c="2"/>The<text:s/>Hebrew<text:s/>word<text:s/>is<text:s/>translated<text:s/>'murmuring'.<text:s text:c="2"/>And<text:s/>murmuring<text:s/>is<text:s/>something<text:s/>God's<text:s/>people<text:s/>have<text:s/>been<text:s/>at<text:s/>for<text:s/>a<text:s/>long<text:s/>time.<text:s text:c="2"/>It<text:s/>involves<text:s/>lying<text:s/>to<text:s/>themselves,<text:s/>exaggerating<text:s/>their<text:s/>former<text:s/>'good<text:s/>life'<text:s/>under<text:s/>slavery.<text:s text:c="2"/>Those<text:s/>pots<text:s/>of<text:s/>meat<text:s/>sound<text:s/>so<text:s/>good<text:s/>now<text:s/>out<text:s/>in<text:s/>the<text:s/>desert...imagination<text:s/>makes<text:s/>those<text:s/>old<text:s/>days<text:s/>into<text:s/>'good<text:s/>old<text:s/>days'.<text:s text:c="2"/>Lying<text:s/>to<text:s/>ourselves<text:s/>leads<text:s/>to<text:s/>murmuring<text:s/>against<text:s/>God.</text:span></text:p>
      <text:p text:style-name="P12"/>
      <text:p text:style-name="P13"><text:span text:style-name="T13_1">As<text:s/>we<text:s/>look<text:s/>at<text:s/>God's<text:s/>people<text:s/>murmuring<text:s/>in<text:s/>the<text:s/>wilderness,<text:s/>we<text:s/>look<text:s/>into<text:s/>a<text:s/>mirror...we<text:s/>see<text:s/>ourselves<text:s/>and<text:s/>the<text:s/>ways<text:s/>that<text:s/>we<text:s/>have<text:s/>resisted<text:s/>God's<text:s/>leading.<text:s/></text:span></text:p>
      <text:p text:style-name="P14"><text:span text:style-name="T14_1">Recently<text:s/>the<text:s/>national<text:s/>press<text:s/>picked<text:s/>up<text:s/>a<text:s/>famous<text:s/>quote<text:s/>that<text:s/>the<text:s/>United<text:s/>States<text:s/>has<text:s/>become<text:s/>a<text:s/>nation<text:s/>of<text:s/>'crybabies'.<text:s text:c="2"/>The<text:s/>talkshows<text:s/>have<text:s/>glamorized<text:s/>grumbling.<text:s text:c="2"/>In<text:s/>them<text:s/>we<text:s/>see<text:s/>people<text:s/>who<text:s/>refuse<text:s/>to<text:s/>take<text:s/>responsibility<text:s/>for<text:s/>their<text:s/>failures<text:s/>and<text:s/>refuse<text:s/>to<text:s/>do<text:s/>something<text:s/>about<text:s/>their<text:s/>problems.<text:s text:c="2"/>We've<text:s/>become<text:s/>a<text:s/>society<text:s/>of<text:s/>'blamers'.<text:s text:c="2"/>Christians<text:s/>often<text:s/>mimic<text:s/>the<text:s/>culture<text:s/>we<text:s/>live<text:s/>in...We<text:s/>have<text:s/>taken<text:s/>God's<text:s/>grace<text:s/>for<text:s/>granted,<text:s/>we<text:s/>have<text:s/>complained<text:s/>when<text:s/>our<text:s/>Holy<text:s/>Manna<text:s/>has<text:s/>looked<text:s/>or<text:s/>tasted<text:s/>different<text:s/>than<text:s/>what<text:s/>we<text:s/>wanted.<text:s text:c="2"/>Grumbling<text:s/>against<text:s/>God<text:s/>is<text:s/>a<text:s/>sin,<text:s/>the<text:s/>fact<text:s/>that<text:s/>it<text:s/>is<text:s/>among<text:s/>the<text:s/>oldest<text:s/>of<text:s/>sins<text:s/>doesn't<text:s/>change<text:s/>that<text:s/>fact.<text:s text:c="3"/>But<text:s/>God<text:s/>loves<text:s/>and<text:s/>cares<text:s/>for<text:s/>sinners,<text:s/>whether<text:s/>it<text:s/>be<text:s/>back<text:s/>in<text:s/>Sinai<text:s/>3,000<text:s/>years<text:s/>ago,<text:s/>or<text:s/>today.<text:s text:c="2"/>The<text:s/>manna<text:s/>in<text:s/>the<text:s/>wilderness<text:s/>is<text:s/>a<text:s/>testimony<text:s/>to<text:s/>God's<text:s/>patience<text:s/>and<text:s/>goodness.<text:s text:c="2"/>He<text:s/>gives<text:s/>bread<text:s/>to<text:s/>undeserving<text:s/>and<text:s/>complaining<text:s/>people.</text:span></text:p>
      <text:p text:style-name="P15"/>
      <text:p text:style-name="P16"><text:span text:style-name="T16_1">Having<text:s/>said<text:s/>that<text:s/>we<text:s/>are<text:s/></text:span><text:span text:style-name="T16_2">like</text:span><text:span text:style-name="T16_3"><text:s/>the<text:s/>Israelites,<text:s/>we<text:s/>are<text:s/>also<text:s/></text:span><text:span text:style-name="T16_4">different</text:span><text:span text:style-name="T16_5">.<text:s text:c="2"/>We<text:s/>do<text:s/>know<text:s/>some<text:s/>things<text:s/>about<text:s/>God<text:s/>that<text:s/>they<text:s/>did<text:s/>not<text:s/>know....they<text:s/>had<text:s/>the<text:s/>prophets<text:s/>who<text:s/>reminded<text:s/>them<text:s/>of<text:s/>God's<text:s/>love<text:s/>for<text:s/>stubborn<text:s/>people----We<text:s/>have<text:s/>looked<text:s/>upon<text:s/>the<text:s/>human<text:s/>face<text:s/>of<text:s/>God<text:s/>in<text:s/>Jesus<text:s/>Christ.<text:s text:c="2"/>Jesus<text:s/>suffered<text:s/>and<text:s/>died<text:s/>for<text:s/>our<text:s/>sake<text:s/>and<text:s/>is<text:s/>himself<text:s/>the<text:s/>Bread<text:s/>of<text:s/>life.<text:s text:c="2"/>Still,<text:s/>like<text:s/>the<text:s/>disciples<text:s/>who<text:s/>walked<text:s/>with<text:s/>him,<text:s/>we<text:s/>grumble<text:s/>and<text:s/>look<text:s/>for<text:s/>the<text:s/>bread<text:s/>that<text:s/>does<text:s/>not<text:s/>last.<text:s text:c="2"/>The<text:s/>church<text:s/>is<text:s/>a<text:s/>testimony<text:s/>to<text:s/>God's<text:s/>patience,<text:s/>that<text:s/>he<text:s/>continues<text:s/>to<text:s/>feed<text:s/>and<text:s/>bless<text:s/>whiners,<text:s/>complainers,<text:s/>murmuring<text:s/>people<text:s/>who<text:s/>resist<text:s/>being<text:s/>led<text:s/>out<text:s/>of<text:s/>slavery<text:s/>into<text:s/>freedom,<text:s/>from<text:s/>darkness<text:s/>to<text:s/>light.<text:s text:c="2"/>In<text:s/>Jesus,<text:s/>we<text:s/>see<text:s/>this<text:s/>same<text:s/>patience<text:s/>of<text:s/>God<text:s/>as<text:s/>the<text:s/>disciples<text:s/>miss<text:s/>the<text:s/>point<text:s/>about<text:s/>the<text:s/>miracle<text:s/>of<text:s/>bread<text:s/>he<text:s/>performed.<text:s text:c="2"/>Jesus<text:s/>tells<text:s/>us,<text:s/>'Work<text:s/>for<text:s/>the<text:s/>food<text:s/>that<text:s/>endures<text:s/>for<text:s/>eternal<text:s/>life',<text:s/>and<text:s/>when<text:s/>we<text:s/>ask,<text:s/>'What<text:s/>must<text:s/>we<text:s/>do?',<text:s/>Jesus<text:s/>says,<text:s/>'Believe<text:s/>in<text:s/>Him<text:s/>who<text:s/>God<text:s/>has<text:s/>sent.'</text:span></text:p>
      <text:p text:style-name="P17"/>
      <text:p text:style-name="P18"><text:span text:style-name="T18_1">Grumbling<text:s/>against<text:s/>God<text:s/>is<text:s/>an<text:s/>expression<text:s/>of<text:s/>unbelief,<text:s/>a<text:s/>lack<text:s/>of<text:s/>trust<text:s/>and<text:s/>faith.<text:s text:c="2"/>Whether<text:s/>it<text:s/>be<text:s/>grumbling<text:s/>by<text:s/>some<text:s/>escaping<text:s/>slaves<text:s/>in<text:s/>the<text:s/>wilderness,<text:s/>by<text:s/>some<text:s/>bewildered<text:s/>disciples<text:s/>in<text:s/>Galilee,<text:s/>or<text:s/>by<text:s/>some<text:s/>Lutherans<text:s/>in<text:s/>Seymour,<text:s/>its<text:s/>the<text:s/>same<text:s/>sin.<text:s text:c="2"/>Our<text:s/>grumbling<text:s/>may<text:s/>be<text:s/>because<text:s/>we<text:s/>feel<text:s/>God<text:s/>owes<text:s/>us<text:s/>better<text:s/>than<text:s/>to<text:s/>allow<text:s/>a<text:s/>loved<text:s/>one<text:s/>to<text:s/>die,<text:s/>or<text:s/>some<text:s/>misfortune<text:s/>to<text:s/>come<text:s/>upon<text:s/>us.<text:s text:c="2"/>We<text:s/>may<text:s/>grumble<text:s/>because<text:s/>we<text:s/>have<text:s/>missed<text:s/>some<text:s/>goal<text:s/>that<text:s/>was<text:s/>our<text:s/>will<text:s/>and<text:s/>not<text:s/>God's.<text:s text:c="2"/>We<text:s/>may<text:s/>grumble<text:s/>because<text:s/>someone<text:s/>has<text:s/>let<text:s/>us<text:s/>down,<text:s/>and<text:s/>we<text:s/>hold<text:s/>God<text:s/>responsible.<text:s text:c="2"/>Our<text:s/>grumbling<text:s/>boils<text:s/>down<text:s/>to<text:s/>a<text:s/>forgetful<text:s/>kind<text:s/>of<text:s/>unbelief.<text:s text:c="2"/>It<text:s/>is<text:s/>born<text:s/>in<text:s/>our<text:s/>forgetting<text:s/>that<text:s/>God<text:s/>is<text:s/>faithful<text:s/>to<text:s/>his<text:s/>promises,<text:s/>that<text:s/>God<text:s/>has<text:s/>shown<text:s/>his<text:s/>love<text:s/>to<text:s/>us<text:s/>time<text:s/>and<text:s/>time<text:s/>again,<text:s/>that<text:s/>God<text:s/>will<text:s/>not<text:s/>forget<text:s/>us.<text:s text:c="2"/>We<text:s/>are<text:s/>human,<text:s/>so<text:s/>that<text:s/>behind<text:s/>every<text:s/>silver<text:s/>lining<text:s/>we<text:s/>tend<text:s/>to<text:s/>see<text:s/>a<text:s/>cloud.<text:s text:c="2"/>We<text:s/>forget<text:s/>the<text:s/>good<text:s/>things<text:s/>God<text:s/>has<text:s/>done<text:s/>and<text:s/>we<text:s/>look<text:s/>for<text:s/>misery<text:s/>in<text:s/>our<text:s/>present<text:s/>moment.<text:s text:c="2"/>We<text:s/>miss<text:s/>the<text:s/>wonderful<text:s/>and<text:s/>the<text:s/>miraculous....like<text:s/>the<text:s/>disciples<text:s/>and<text:s/>the<text:s/>Israelites<text:s/>did.<text:s text:c="2"/>We're<text:s/>like<text:s/>the<text:s/>friend<text:s/>of<text:s/>a<text:s/>hunter<text:s/>who<text:s/>mail-ordered<text:s/>a<text:s/>fully<text:s/>trained<text:s/>retriever<text:s/>pup.<text:s text:c="2"/>The<text:s/>owner<text:s/>took<text:s/>the<text:s/>pup<text:s/>out<text:s/>to<text:s/>show<text:s/>him<text:s/>off<text:s/>to<text:s/>his<text:s/>friend.<text:s text:c="2"/>They<text:s/>stopped<text:s/>at<text:s/>a<text:s/>roadside<text:s/>pond.<text:s text:c="2"/>He<text:s/>threw<text:s/>a<text:s/>stick<text:s/>across<text:s/>the<text:s/>pond,<text:s/>and<text:s/>ordered<text:s/>the<text:s/>dog<text:s/>to<text:s/>'fetch'.<text:s text:c="2"/>Well,<text:s/>the<text:s/>dog<text:s/></text:span><text:span text:style-name="T18_2">ran</text:span><text:span text:style-name="T18_3"><text:s/>across<text:s/>the<text:s/>water<text:s/>to<text:s/>the<text:s/>stick,<text:s/>picked<text:s/>it<text:s/>up<text:s/>and<text:s/></text:span><text:span text:style-name="T18_4">ran</text:span><text:span text:style-name="T18_5"><text:s/>back<text:s/>across<text:s/>the<text:s/>water<text:s/>with<text:s/>it.<text:s text:c="2"/>With<text:s/>pride<text:s/>the<text:s/>hunter<text:s/>said<text:s/>to<text:s/>his<text:s/>friend,<text:s/>"Well,<text:s/>what<text:s/>do<text:s/>you<text:s/>think<text:s/>of<text:s/>my<text:s/>new<text:s/>dog?"<text:s text:c="2"/>"Huh,<text:s/>some<text:s/>bird<text:s/>dog--can't<text:s/>even<text:s/>swim."<text:s text:c="2"/>Like<text:s/>the<text:s/>skeptical<text:s/>friend,<text:s/>our<text:s/>grumbling<text:s/>comes<text:s/>from<text:s/>not<text:s/>being<text:s/>able<text:s/>to<text:s/>see<text:s/>the<text:s/>good<text:s/>that<text:s/>is<text:s/>right<text:s/>in<text:s/>front<text:s/>of<text:s/>our<text:s/>eyes.</text:span></text:p>
      <text:p text:style-name="P19"/>
      <text:p text:style-name="P20"><text:span text:style-name="T20_1">The<text:s/>good<text:s/>news<text:s/>today<text:s/>is<text:s/>that<text:s/>in<text:s/>spite<text:s/>of<text:s/>our<text:s/>tendency<text:s/>to<text:s/>think<text:s/>first<text:s/>of<text:s/>ourselves,<text:s/>to<text:s/>complain<text:s/>and<text:s/>blame,<text:s/>God<text:s/>comes<text:s/>and<text:s/>performs<text:s/>miracles<text:s/>in<text:s/>our<text:s/>midst.<text:s text:c="2"/>He<text:s/>provides<text:s/>what<text:s/>we<text:s/>need<text:s/>from<text:s/>day<text:s/>to<text:s/>day,<text:s/>and<text:s/>calls<text:s/>us<text:s/>to<text:s/>receive<text:s/>the<text:s/>gift<text:s/>of<text:s/>bread<text:s/>that<text:s/>lasts....Jesus<text:s/>Christ,<text:s/>the<text:s/>Bread<text:s/>of<text:s/>Life.<text:s text:c="2"/>We<text:s/>tend<text:s/>to<text:s/>think<text:s/>that<text:s/>it<text:s/>is<text:s/>the<text:s/>good<text:s/>people,<text:s/>the<text:s/>ones<text:s/>who<text:s/>have<text:s/>it<text:s/>all<text:s/>together,<text:s/>who<text:s/>come<text:s/>and<text:s/>receive<text:s/>the<text:s/>bread<text:s/>of<text:s/>life.<text:s text:c="2"/>In<text:s/>reality,<text:s/>it<text:s/>is<text:s/>sinners,<text:s/>grumblers,<text:s/>doubters<text:s/>who<text:s/>receive<text:s/>God's<text:s/>gifts<text:s/>of<text:s/>grace.<text:s text:c="2"/>We<text:s/>come<text:s/>with<text:s/>what<text:s/>faith<text:s/>we<text:s/>have<text:s/>and<text:s/>hear<text:s/>God's<text:s/>call<text:s/>to<text:s/>live,<text:s/>not<text:s/>just<text:s/>for<text:s/>ourselves,<text:s/>not<text:s/>just<text:s/>to<text:s/>fill<text:s/>our<text:s/>stomachs,<text:s/>but<text:s/>to<text:s/>receive<text:s/>eternal<text:s/>life.<text:s text:c="2"/>And<text:s/>so<text:s/>we<text:s/>come<text:s/>today,<text:s/>asking<text:s/>God<text:s/>to<text:s/>be<text:s/>patient<text:s/>with<text:s/>us<text:s/>but<text:s/>knowing<text:s/>God's<text:s/>call<text:s/>to<text:s/>live<text:s/>for<text:s/>others.<text:s text:c="2"/>This<text:s/>bread<text:s/>of<text:s/>life<text:s/>we<text:s/>receive<text:s/>calls<text:s/>us<text:s/>from<text:s/>that<text:s/>old<text:s/>life<text:s/>of<text:s/>doubt<text:s/>and<text:s/>grumbling<text:s/>to<text:s/>a<text:s/>new<text:s/>life<text:s/>of<text:s/>praise<text:s/>and<text:s/>faith<text:s/>and<text:s/>joy.</text:span></text:p>
      <text:p text:style-name="P21"/>
      <text:p text:style-name="P22"><text:span text:style-name="T22_1">Come,<text:s/>taste<text:s/>and<text:s/>see<text:s/>that<text:s/>the<text:s/>Lord<text:s/>is<text:s/>good.<text:s/></text:span><text:span text:style-name="T22_2"><text:s/></text:span><text:span text:style-name="T22_3">Come<text:s/>and<text:s/>be<text:s/>blessed<text:s/>by<text:s/>God's<text:s/>presence.<text:s text:c="2"/>And<text:s/>the<text:s/>peace<text:s/>of<text:s/>God<text:s/>which<text:s/>passes<text:s/>all<text:s/>understanding<text:s/>keep..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7cm" fo:padding-left="0cm" fo:margin-left="1.27cm" fo:padding-right="0cm" fo:margin-right="1.27cm"/>
      <style:header-style>
        <style:header-footer-properties fo:min-height="0.84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FR1" style:family="graphic" style:parent-style-name="Standard">
      <style:graphic-properties draw:stroke="none" draw:fill="none" fo:border-top="none" fo:border-bottom="none" fo:border-left="none" fo:border-right="none" style:horizontal-pos="left" style:horizontal-rel="paragraph" style:vertical-pos="from-top" style:vertical-rel="page" style:flow-with-text="false" style:wrap="none" fo:wrap-option="no-wrap" draw:auto-grow-height="true" draw:auto-grow-width="true"/>
    </style:style>
    <style:style style:name="P2" style:family="paragraph" style:parent-style-name="Normal">
      <style:paragraph-properties fo:text-align="right" fo:margin-bottom="0cm"/>
    </style:style>
    <style:style style:name="T2_1" style:family="text"/>
    <style:style style:name="P3" style:family="paragraph" style:parent-style-name="Normal">
      <style:paragraph-properties style:line-height-at-least="0cm" fo:margin-bottom="0cm"/>
    </style:style>
    <style:style style:name="P4" style:family="paragraph" style:parent-style-name="Normal"/>
    <style:style style:name="FR2" style:family="graphic" style:parent-style-name="Standard">
      <style:graphic-properties draw:stroke="none" draw:fill="none" fo:border-top="none" fo:border-bottom="none" fo:border-left="none" fo:border-right="none" style:horizontal-pos="left" style:horizontal-rel="paragraph" style:vertical-pos="from-top" style:vertical-rel="page" style:flow-with-text="false" style:wrap="none" fo:wrap-option="no-wrap" draw:auto-grow-height="true" draw:auto-grow-width="true"/>
    </style:style>
    <style:style style:name="P5" style:family="paragraph" style:parent-style-name="Normal">
      <style:paragraph-properties fo:text-align="right" fo:margin-bottom="0cm"/>
    </style:style>
    <style:style style:name="T5_1" style:family="text"/>
    <style:style style:name="P6" style:family="paragraph" style:parent-style-name="Normal"/>
  </office:automatic-styles>
  <office:master-styles>
    <style:master-page style:name="Standard" style:page-layout-name="pm1">
      <style:header>
        <text:p text:style-name="P1"><draw:frame svg:x="0cm" svg:y="2.032cm" svg:width="19.05cm" svg:height="0.483cm" draw:style-name="FR1" text:anchor-type="char" draw:z-index="0"><draw:text-box><text:p text:style-name="P2"><text:span text:style-name="T2_1"><text:page-number text:select-page="current"/></text:span></text:p></draw:text-box></draw:frame></text:p>
      </style:header>
      <style:footer>
        <text:p text:style-name="P3"/>
      </style:footer>
      <style:header-left>
        <text:p text:style-name="P4"><draw:frame svg:x="0cm" svg:y="2.032cm" svg:width="19.05cm" svg:height="0.483cm" draw:style-name="FR2" text:anchor-type="char" draw:z-index="0"><draw:text-box><text:p text:style-name="P5"><text:span text:style-name="T5_1"><text:page-number text:select-page="current"/></text:span></text:p></draw:text-box></draw:frame></text:p>
      </style:header-left>
      <style:footer-left>
        <text:p text:style-name="P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